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8.2701in" table:align="left" style:shadow="none" style:may-break-between-rows="true" table:border-model="collapsing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2in"/>
    </style:style>
    <style:style style:name="Table1.C" style:family="table-column">
      <style:table-column-properties style:column-width="3.9375in"/>
    </style:style>
    <style:style style:name="Table1.D" style:family="table-column">
      <style:table-column-properties style:column-width="1.832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bb3a" officeooo:paragraph-rsid="000abb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abb3a" officeooo:paragraph-rsid="000abb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c3eda" officeooo:paragraph-rsid="000c3ed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e461" officeooo:paragraph-rsid="001645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5557" officeooo:paragraph-rsid="001555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45ca" officeooo:paragraph-rsid="001645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45ca" officeooo:paragraph-rsid="001645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5e94" officeooo:paragraph-rsid="00175e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645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№ шаг<text:span text:style-name="T1">а</text:span></text:p>
          </table:table-cell>
          <table:table-cell table:style-name="Table1.A1" office:value-type="string">
            <text:p text:style-name="P2">Сравниваемые термы; результат; подстановка</text:p>
          </table:table-cell>
          <table:table-cell table:style-name="Table1.A1" office:value-type="string">
            <text:p text:style-name="P2">Дальнейшие действия</text:p>
          </table:table-cell>
          <table:table-cell table:style-name="Table1.D1" office:value-type="string">
            <text:p text:style-name="P3">Резольвента</text:p>
          </table:table-cell>
        </table:table-row>
        <table:table-row table:style-name="TableLine94904969319152"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5">T1=length(R, [2, 1, 5])</text:p>
            <text:p text:style-name="P5">T2=length(0, [])</text:p>
            <text:p text:style-name="P5">не унифицированы</text:p>
          </table:table-cell>
          <table:table-cell table:style-name="Table1.A2" office:value-type="string">
            <text:p text:style-name="P6">Переход к следующему правилу в базе знаний.</text:p>
          </table:table-cell>
          <table:table-cell table:style-name="Table1.D2" office:value-type="string">
            <text:p text:style-name="P6">length(R, [2, 1, 5])</text:p>
          </table:table-cell>
        </table:table-row>
        <table:table-row table:style-name="TableLine94904931008160"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7">T1=length(R, [2, 1, 5])</text:p>
            <text:p text:style-name="P7">T2=length(R, [_|T])</text:p>
            <text:p text:style-name="P7">унифицированы</text:p>
            <text:p text:style-name="P7">theta={R=R, T=[1, 5]}</text:p>
          </table:table-cell>
          <table:table-cell table:style-name="Table1.A2" office:value-type="string">
            <text:p text:style-name="P6">Прямой ход. Замена терма резольвенты на толе правила.</text:p>
          </table:table-cell>
          <table:table-cell table:style-name="Table1.D2" office:value-type="string">
            <text:p text:style-name="P4">length(R_1, <text:span text:style-name="T1">[1, 5]</text:span>)</text:p>
            <text:p text:style-name="P4">R = R_1 + 1</text:p>
          </table:table-cell>
        </table:table-row>
        <table:table-row table:style-name="Table1.1"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6">T1=length(R_1, [1, 5])</text:p>
            <text:p text:style-name="P6">T2=length(0, [])</text:p>
            <text:p text:style-name="P6">не унифицированы</text:p>
          </table:table-cell>
          <table:table-cell table:style-name="Table1.A2" office:value-type="string">
            <text:p text:style-name="P6">Переход к следующему правилу в базе знаний.</text:p>
          </table:table-cell>
          <table:table-cell table:style-name="Table1.D2" office:value-type="string">
            <text:p text:style-name="P4">length(R_1, <text:span text:style-name="T1">[1, 5]</text:span>)</text:p>
            <text:p text:style-name="P4">R = R_1 + 1</text:p>
          </table:table-cell>
        </table:table-row>
        <table:table-row table:style-name="Table1.1"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7">T1=length(R_1, [1, 5])</text:p>
            <text:p text:style-name="P7">T2=length(R’, [_|T])</text:p>
            <text:p text:style-name="P7">унифицированы</text:p>
            <text:p text:style-name="P7">theta={R’=R_1, T=[5]}</text:p>
          </table:table-cell>
          <table:table-cell table:style-name="Table1.A2" office:value-type="string">
            <text:p text:style-name="P6">Прямой ход. Замена терма резольвенты на тело правила.</text:p>
          </table:table-cell>
          <table:table-cell table:style-name="Table1.D2" office:value-type="string">
            <text:p text:style-name="P4">length(R_1’, <text:span text:style-name="T1">[5]</text:span>)</text:p>
            <text:p text:style-name="P6">R_1 = R_1’ + 1</text:p>
            <text:p text:style-name="P4">R = R_1 + 1</text:p>
          </table:table-cell>
        </table:table-row>
        <table:table-row table:style-name="Table1.1"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6">T1=length(R_1’, [5])</text:p>
            <text:p text:style-name="P6">T2=length(0, [])</text:p>
            <text:p text:style-name="P6">не унифицированы</text:p>
          </table:table-cell>
          <table:table-cell table:style-name="Table1.A2" office:value-type="string">
            <text:p text:style-name="P6">Переход к следующему правилу в базе знаний.</text:p>
          </table:table-cell>
          <table:table-cell table:style-name="Table1.D2" office:value-type="string">
            <text:p text:style-name="P4">length(R_1’, <text:span text:style-name="T1">[5]</text:span>)</text:p>
            <text:p text:style-name="P6">R_1= R_1’ + 1</text:p>
            <text:p text:style-name="P4">R = R_1 + 1</text:p>
          </table:table-cell>
        </table:table-row>
        <table:table-row table:style-name="Table1.1"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7">T1=length(R_1’, [5])</text:p>
            <text:p text:style-name="P7">T2=length(R’’, [_|T])</text:p>
            <text:p text:style-name="P7">унифицированы</text:p>
            <text:p text:style-name="P7">theta={R’’=R_1’, T=[]}</text:p>
          </table:table-cell>
          <table:table-cell table:style-name="Table1.A2" office:value-type="string">
            <text:p text:style-name="P6">Прямой ход. Замена терма резольвенты на тело правила.</text:p>
          </table:table-cell>
          <table:table-cell table:style-name="Table1.D2" office:value-type="string">
            <text:p text:style-name="P4">length(R_1’’, <text:span text:style-name="T1">[]</text:span>)</text:p>
            <text:p text:style-name="P6">R_1’ = R_1’’ + 1</text:p>
            <text:p text:style-name="P6">R_1 = R_1’ + 1</text:p>
            <text:p text:style-name="P4">R = R_1 + 1</text:p>
          </table:table-cell>
        </table:table-row>
        <table:table-row table:style-name="Table1.1"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P6">T1=length(R_1’’, [])</text:p>
            <text:p text:style-name="P6">T2=length(0, [])</text:p>
            <text:p text:style-name="P6">унифицированы</text:p>
            <text:p text:style-name="P6">theta={R_1’’=0}</text:p>
          </table:table-cell>
          <table:table-cell table:style-name="Table1.A2" office:value-type="string">
            <text:p text:style-name="P6">Подобран факт. Удаление терма резольвенты, переход к доказательству следующего терма.</text:p>
          </table:table-cell>
          <table:table-cell table:style-name="Table1.D2" office:value-type="string">
            <text:p text:style-name="P6">R_1’ = 0 + 1</text:p>
            <text:p text:style-name="P6">R_1 = R_1’ + 1</text:p>
            <text:p text:style-name="P4">R = R_1 + 1</text:p>
          </table:table-cell>
        </table:table-row>
        <table:table-row table:style-name="Table1.1"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6">R_1’ = 0 + 1</text:p>
            <text:p text:style-name="P6">theta={R_1’=1}</text:p>
          </table:table-cell>
          <table:table-cell table:style-name="Table1.A2" office:value-type="string">
            <text:p text:style-name="P6">Удаление терма резольвенты. Конкретизация значения переменной R_1’</text:p>
          </table:table-cell>
          <table:table-cell table:style-name="Table1.D2" office:value-type="string">
            <text:p text:style-name="P6">R_1 = 1 + 1</text:p>
            <text:p text:style-name="P4">R = R_1 + 1</text:p>
          </table:table-cell>
        </table:table-row>
        <table:table-row table:style-name="Table1.1">
          <table:table-cell table:style-name="Table1.A2" office:value-type="string">
            <text:p text:style-name="P8">9</text:p>
          </table:table-cell>
          <table:table-cell table:style-name="Table1.A2" office:value-type="string">
            <text:p text:style-name="P6">R_1 = 1 + 1</text:p>
            <text:p text:style-name="P6">theta={R_1=2}</text:p>
          </table:table-cell>
          <table:table-cell table:style-name="Table1.A2" office:value-type="string">
            <text:p text:style-name="P6">Удаление терма резольвенты. Конкретизация значения переменной R_1</text:p>
          </table:table-cell>
          <table:table-cell table:style-name="Table1.D2" office:value-type="string">
            <text:p text:style-name="P4">R = <text:span text:style-name="T1">2</text:span> + 1</text:p>
          </table:table-cell>
        </table:table-row>
        <table:table-row table:style-name="Table1.1">
          <table:table-cell table:style-name="Table1.A2" office:value-type="string">
            <text:p text:style-name="P8">10</text:p>
          </table:table-cell>
          <table:table-cell table:style-name="Table1.A2" office:value-type="string">
            <text:p text:style-name="P4">R = <text:span text:style-name="T1">2</text:span> + 1</text:p>
            <text:p text:style-name="P6">theta={R=3}</text:p>
          </table:table-cell>
          <table:table-cell table:style-name="Table1.A2" office:value-type="string">
            <text:p text:style-name="P6">Резольвента пуста. Вывод результата на экран. Остановка алгоритма.</text:p>
          </table:table-cell>
          <table:table-cell table:style-name="Table1.D2" office:value-type="string">
            <text:p text:style-name="P4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701in" fo:page-height="7.3299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1T00:55:19.528646344</meta:creation-date>
    <dc:date>2022-04-28T02:54:15.835873144</dc:date>
    <meta:editing-duration>PT44M51S</meta:editing-duration>
    <meta:editing-cycles>12</meta:editing-cycles>
    <meta:generator>LibreOffice/7.2.6.2$Linux_X86_64 LibreOffice_project/20$Build-2</meta:generator>
    <meta:document-statistic meta:table-count="1" meta:image-count="0" meta:object-count="0" meta:page-count="2" meta:paragraph-count="76" meta:word-count="256" meta:character-count="1471" meta:non-whitespace-character-count="1291"/>
  </office:meta>
</office:document-meta>
</file>